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7d1d5" draw:textarea-horizontal-align="justify" draw:textarea-vertical-align="middle" draw:auto-grow-height="false" fo:min-height="0.908cm" fo:min-width="3.7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1cm"/>
      <style:paragraph-properties style:writing-mode="lr-tb"/>
    </style:style>
    <style:style style:name="gr4" style:family="graphic" style:parent-style-name="standard">
      <style:graphic-properties svg:stroke-color="#000000" draw:fill-color="#ffbf00" draw:textarea-horizontal-align="justify" draw:textarea-vertical-align="middle" draw:auto-grow-height="false" fo:min-height="0.226cm" fo:min-width="0.026cm"/>
      <style:paragraph-properties style:writing-mode="lr-tb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632cm" fo:min-width="3.108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1.157cm" fo:min-width="2.601cm"/>
      <style:paragraph-properties style:writing-mode="lr-tb"/>
    </style:style>
    <style:style style:name="gr8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25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26" draw:marker-end-width="0.3cm" draw:fill="none" draw:textarea-vertical-align="middle"/>
    </style:style>
    <style:style style:name="gr11" style:family="graphic" style:parent-style-name="standard">
      <style:graphic-properties svg:stroke-color="#000000" draw:fill-color="#81d41a" draw:textarea-horizontal-align="justify" draw:textarea-vertical-align="middle" draw:auto-grow-height="false" fo:min-height="0.632cm" fo:min-width="2.974cm"/>
      <style:paragraph-properties style:writing-mode="lr-tb"/>
    </style:style>
    <style:style style:name="gr12" style:family="graphic" style:parent-style-name="objectwithoutfill">
      <style:graphic-properties draw:marker-end="Pontas_20_das_20_setas_20_27" draw:marker-end-width="0.3cm" draw:fill="none" draw:textarea-vertical-align="middle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0.75cm" fo:min-width="2.749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7d1d5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-color="#ffbf00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-color="#81d41a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4.64cm" svg:height="1.25cm" svg:x="2.73cm" svg:y="4.085cm">
          <text:p text:style-name="P1"><text:span text:style-name="T1">Route chang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1.75cm" svg:height="0.763cm" svg:x="6.65cm" svg:y="5.637cm">
          <draw:text-box>
            <text:p><text:span text:style-name="T1">Yes</text:span></text:p>
          </draw:text-box>
        </draw:frame>
        <draw:frame draw:style-name="gr3" draw:text-style-name="P3" draw:layer="layout" svg:width="1.25cm" svg:height="0.763cm" svg:x="3.95cm" svg:y="6.989cm">
          <draw:text-box>
            <text:p><text:span text:style-name="T1">N</text:span><text:span text:style-name="T1">o</text:span></text:p>
          </draw:text-box>
        </draw:frame>
        <draw:custom-shape draw:style-name="gr4" draw:text-style-name="P4" xml:id="id2" draw:id="id2" draw:layer="layout" svg:width="1.05cm" svg:height="0.95cm" svg:x="4.525cm" svg:y="5.925cm">
          <text:p text:style-name="P6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5.05cm" svg:y1="5.335cm" svg:x2="5.05cm" svg:y2="5.925cm" draw:start-shape="id1" draw:start-glue-point="6" draw:end-shape="id2" draw:end-glue-point="4" svg:d="M5050 5335v590" svg:viewBox="0 0 1 591">
          <text:p/>
        </draw:connector>
        <draw:custom-shape draw:style-name="gr6" draw:text-style-name="P7" xml:id="id3" draw:id="id3" draw:layer="layout" svg:width="4cm" svg:height="1.25cm" svg:x="3.051cm" svg:y="8.105cm">
          <text:p text:style-name="P6"><text:span text:style-name="T1">RETURN PAT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4" draw:id="id4" draw:layer="layout" svg:width="3.1cm" svg:height="1.75cm" svg:x="3.5cm" svg:y="1.205cm">
          <text:p text:style-name="P8"><text:span text:style-name="T1">PA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0" draw:layer="layout" draw:type="line" svg:x1="5.05cm" svg:y1="6.875cm" svg:x2="5.051cm" svg:y2="8.105cm" draw:start-shape="id2" draw:start-glue-point="6" draw:end-shape="id3" draw:end-glue-point="4" svg:d="M5050 6875l1 1230" svg:viewBox="0 0 2 1231">
          <text:p/>
        </draw:connector>
        <draw:connector draw:style-name="gr9" draw:text-style-name="P10" draw:layer="layout" draw:type="line" svg:x1="5.05cm" svg:y1="2.852cm" svg:x2="5.05cm" svg:y2="4.085cm" draw:start-shape="id4" draw:start-glue-point="6" draw:end-shape="id1" draw:end-glue-point="4" svg:d="M5050 2852v1233" svg:viewBox="0 0 1 1234">
          <text:p/>
        </draw:connector>
        <draw:connector draw:style-name="gr10" draw:text-style-name="P10" draw:layer="layout" draw:line-skew="-0.849cm" svg:x1="3.5cm" svg:y1="2.08cm" svg:x2="3.051cm" svg:y2="8.73cm" draw:start-shape="id4" draw:start-glue-point="5" draw:end-shape="id3" draw:end-glue-point="5" svg:d="M3500 2080h-1799v6650h1350" svg:viewBox="0 0 1800 6651">
          <text:p/>
        </draw:connector>
        <draw:custom-shape draw:style-name="gr11" draw:text-style-name="P7" xml:id="id5" draw:id="id5" draw:layer="layout" svg:width="3.85cm" svg:height="1.25cm" svg:x="9.355cm" svg:y="5.775cm">
          <text:p text:style-name="P6"><text:span text:style-name="T1">R</text:span><text:span text:style-name="T1">E</text:span><text:span text:style-name="T1">T</text:span><text:span text:style-name="T1">U</text:span><text:span text:style-name="T1">R</text:span><text:span text:style-name="T1">N </text:span><text:span text:style-name="T1">N</text:span><text:span text:style-name="T1">E</text:span><text:span text:style-name="T1">W </text:span><text:span text:style-name="T1">R</text:span><text:span text:style-name="T1">O</text:span><text:span text:style-name="T1">U</text:span><text:span text:style-name="T1">T</text:span><text:span text:style-name="T1">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10" draw:layer="layout" draw:type="line" svg:x1="5.575cm" svg:y1="6.4cm" svg:x2="9.355cm" svg:y2="6.4cm" draw:start-shape="id2" draw:start-glue-point="7" draw:end-shape="id5" draw:end-glue-point="5" svg:d="M5575 6400h3780" svg:viewBox="0 0 3781 1">
          <text:p/>
        </draw:connector>
        <draw:custom-shape draw:style-name="gr13" draw:text-style-name="P12" draw:layer="layout" svg:width="3.249cm" svg:height="1cm" svg:x="9.804cm" svg:y="1.703cm">
          <text:p text:style-name="P11"><text:span text:style-name="T2">L</text:span><text:span text:style-name="T2">O</text:span><text:span text:style-name="T2">G</text:span><text:span text:style-name="T2">-</text:span><text:span text:style-name="T2">L</text:span><text:span text:style-name="T2">O</text:span><text:span text:style-name="T2">A</text:span><text:span text:style-name="T2">D</text:span></text:p>
          <draw:enhanced-geometry svg:viewBox="0 0 21600 21600" draw:mirror-horizontal="false" draw:type="line-callout-1" draw:modifiers="-15306.0923076923 60354.8451548452 -1661.53846153846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23" draw:display-name="Pontas das setas 23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49.108237588</meta:creation-date>
    <dc:date>2022-10-05T22:06:34.258341569</dc:date>
    <meta:editing-duration>PT1H12M27S</meta:editing-duration>
    <meta:editing-cycles>14</meta:editing-cycles>
    <meta:generator>LibreOffice/7.3.6.2$Linux_X86_64 LibreOffice_project/30$Build-2</meta:generator>
    <meta:document-statistic meta:object-count="13"/>
  </office:meta>
</office:document-meta>
</file>